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Setup.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ataBase.xml" manifest:media-type="text/xml"/>
  <manifest:file-entry manifest:full-path="Basic/Standard/Control.xml" manifest:media-type="text/xml"/>
  <manifest:file-entry manifest:full-path="Basic/Standard/Dialog.xml" manifest:media-type="text/xml"/>
  <manifest:file-entry manifest:full-path="Basic/Standard/MailMer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Control.DocumentOpen?language=Basic&amp;location=document" xlink:type="simple"/>
      <script:event-listener script:language="ooo:script" script:event-name="office:prepare-unload" xlink:href="vnd.sun.star.script:Standard.Control.DocumentClose?language=Basic&amp;location=document" xlink:type="simple"/>
    </office:event-listeners>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style:font-name="Liberation Sans2" fo:font-size="14pt" fo:font-weight="bold"/>
    </style:style>
    <style:style style:name="P7" style:family="paragraph">
      <style:paragraph-properties fo:text-align="start"/>
      <style:text-properties style:font-name="Liberation Sans3" fo:font-size="12pt"/>
    </style:style>
    <style:style style:name="P8"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9" style:family="paragraph">
      <style:text-properties style:text-line-through-style="none" style:text-line-through-type="none" style:font-name="Liberation Sans1" fo:font-size="12pt" fo:font-style="normal" style:text-underline-style="none" fo:font-weight="normal"/>
    </style:style>
    <style:style style:name="P10"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MainForm"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form:name="GroupFilter" form:command="AddressTables"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GroupList" form:control-implementation="ooo:com.sun.star.form.component.ListBox" xml:id="control1" form:id="control1" form:title="E-mail" form:dropdown="true" form:size="20" form:tab-index="1" form:bound-column="1"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GroupListChanged?language=Basic&amp;location=document" xlink:type="simple"/>
              </office:event-listeners>
            </form:listbox>
            <form:form form:name="GroupForm" form:command="CollectedAddressBook" form:datasource="Adresses"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2" form:id="control2" form:label="Destinataire:"/>
              <form:listbox form:name="EmailList" form:control-implementation="ooo:com.sun.star.form.component.ListBox" xml:id="control3" form:id="control3" form:size="20" form:tab-index="2" form:bound-column="1" form:list-source-type="sql-pass-through"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gt;&g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EmailListInsert?language=Basic&amp;location=document" xlink:type="simple"/>
                </office:event-listeners>
              </form:button>
              <form:button form:name="DeleteButton" form:control-implementation="ooo:com.sun.star.form.component.CommandButton" xml:id="control5" form:id="control5" form:label="&lt;&lt;"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AddressListDeleted?language=Basic&amp;location=document" xlink:type="simple"/>
                </office:event-listeners>
              </form:button>
              <form:button form:name="ButtonSetup" form:control-implementation="ooo:com.sun.star.form.component.CommandButton" xml:id="control6" form:id="control6" form:label="Adresses"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tupExecuted?language=Basic&amp;location=document" xlink:type="simple"/>
                </office:event-listeners>
              </form:button>
              <form:button form:name="ButtonSend" form:control-implementation="ooo:com.sun.star.form.component.CommandButton" xml:id="control7" form:id="control7"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ndExecuted?language=Basic&amp;location=document" xlink:type="simple"/>
                </office:event-listeners>
              </form:button>
            </form:form>
          </form:form>
          <form:form form:name="AddressFilter"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AddressListChanged?language=Basic&amp;location=document" xlink:type="simple"/>
              </office:event-listeners>
            </form:listbox>
            <form:form form:name="AddressForm"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7" form:id="control27" form:label="Model:"/>
            <form:listbox form:name="ModelList"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ModelListChanged?language=Basic&amp;location=document" xlink:type="simple"/>
              </office:event-listeners>
            </form:listbox>
            <form:form form:name="ModelForm"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TemplateButtonInit?language=Basic&amp;location=document" xlink:type="simple"/>
                <script:event-listener script:language="ooo:script" script:event-name="form:rowchange" xlink:href="vnd.sun.star.script:Standard.Control.ModelListNameChanged?language=Basic&amp;location=document" xlink:type="simple"/>
              </office:event-listeners>
              <form:text form:name="ModelText" form:control-implementation="ooo:com.sun.star.form.component.TextField" xml:id="control29" form:id="control29" form:tab-index="7"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button form:name="ModelButton" form:control-implementation="ooo:com.sun.star.form.component.CommandButton" xml:id="control30" form:id="control30"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ModelListInsert?language=Basic&amp;location=document" xlink:type="simple"/>
                </office:event-listeners>
              </form:button>
              <form:fixed-text form:name="TemplateLabel" form:control-implementation="ooo:com.sun.star.form.component.FixedText" xml:id="control31" form:id="control31" form:label="Document maitre:"/>
              <form:file form:name="TemplateButton" form:control-implementation="ooo:com.sun.star.form.component.FileControl" xml:id="control32" form:id="control32" form:tab-index="9"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TemplateButtonUpdate?language=Basic&amp;location=document" xlink:type="simple"/>
                </office:event-listeners>
              </form:file>
              <form:form form:name="EmailForm"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3" form:id="control33" form:label="Envoi Email" form:tab-index="10" form:data-field="Email"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EmailCheckBoxToogle?language=Basic&amp;location=document" xlink:type="simple"/>
                  </office:event-listeners>
                </form:checkbox>
                <form:fixed-text form:name="SubjectLabel" form:control-implementation="ooo:com.sun.star.form.component.FixedText" xml:id="control34" form:id="control34" form:label="Email objet:"/>
                <form:text form:name="SubjectText" form:control-implementation="ooo:com.sun.star.form.component.TextField" xml:id="control35" form:id="control35" form:tab-index="11"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textarea form:name="ContentText" form:control-implementation="ooo:com.sun.star.form.component.TextField" xml:id="control36" form:id="control36" form:tab-index="12"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7" form:id="control37" form:label="Fichiers attachés"/>
                <form:file form:name="AddButton" form:control-implementation="ooo:com.sun.star.form.component.FileControl" xml:id="control38" form:id="control38" form:tab-index="13" form:current-value="/home/pierre/Téléchargements/gigaset_c675_ip.pdf">
                  <form:properties>
                    <form:property form:property-name="ReadOnly" office:value-type="boolean" office:boolean-value="true"/>
                  </form:properties>
                  <office:event-listeners>
                    <script:event-listener script:language="ooo:script" script:event-name="form:textchange" xlink:href="vnd.sun.star.script:Standard.Control.FileListInsert?language=Basic&amp;location=document" xlink:type="simple"/>
                  </office:event-listeners>
                </form:file>
                <form:button form:name="DeleteButton" form:control-implementation="ooo:com.sun.star.form.component.CommandButton" xml:id="control39" form:id="control39"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FileListDeleted?language=Basic&amp;location=document" xlink:type="simple"/>
                  </office:event-listeners>
                </form:button>
                <form:listbox form:name="FileList" form:control-implementation="ooo:com.sun.star.form.component.ListBox" xml:id="control40" form:id="control40"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1" form:id="control41" form:label="A"/>
            <form:text form:name="LocalityText" form:control-implementation="ooo:com.sun.star.form.component.TextField" xml:id="control42" form:id="control42" form:tab-index="17"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3" form:id="control43" form:label=", le"/>
            <form:date form:name="DateText" form:control-implementation="ooo:com.sun.star.form.component.DateField" xml:id="control44" form:id="control44"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PdfCheckBox" form:control-implementation="ooo:com.sun.star.form.component.CheckBox" xml:id="control45" form:id="control45"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PdfCheckBoxToogle?language=Basic&amp;location=document" xlink:type="simple"/>
                </office:event-listeners>
              </form:checkbox>
              <form:textarea form:name="TitleText" form:control-implementation="ooo:com.sun.star.form.component.TextField" xml:id="control46" form:id="control46" form:tab-index="19"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7" form:id="control47" form:tab-index="20"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DetailGrid"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ChargeLabel" form:control-implementation="ooo:com.sun.star.form.component.TextField" xml:id="control51" form:id="control51"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2" form:id="control52" form:tab-index="2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3" form:id="control53"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5" form:id="control55" form:tab-index="24"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63cm" svg:height="0.6cm" svg:x="2cm" svg:y="2cm" draw:control="control2"/>
      <draw:control text:anchor-type="page" text:anchor-page-number="1" draw:z-index="1" draw:style-name="gr2" draw:text-style-name="P2" svg:width="7.801cm" svg:height="0.6cm" svg:x="5.062cm" svg:y="2.05cm" draw:control="control1"/>
      <draw:control text:anchor-type="page" text:anchor-page-number="1" draw:z-index="2" draw:style-name="gr2" draw:text-style-name="P2" svg:width="8cm" svg:height="2.102cm" svg:x="2cm" svg:y="2.701cm" draw:control="control3"/>
      <draw:control text:anchor-type="page" text:anchor-page-number="1" draw:z-index="3" draw:style-name="gr1" draw:text-style-name="P3" svg:width="0.802cm" svg:height="1.001cm" svg:x="10.1cm" svg:y="2.701cm" draw:control="control4"/>
      <draw:control text:anchor-type="page" text:anchor-page-number="1" draw:z-index="4" draw:style-name="gr1" draw:text-style-name="P3" svg:width="0.802cm" svg:height="1.001cm" svg:x="10.1cm" svg:y="3.75cm" draw:control="control5"/>
      <draw:control text:anchor-type="page" text:anchor-page-number="1" draw:z-index="5" draw:style-name="gr2" draw:text-style-name="P2" svg:width="8cm" svg:height="2.102cm" svg:x="11cm" svg:y="2.701cm" draw:control="control8"/>
      <draw:control text:anchor-type="page" text:anchor-page-number="1" draw:z-index="6" draw:style-name="gr1" draw:text-style-name="P4" svg:width="2.834cm" svg:height="0.6cm" svg:x="2.051cm" svg:y="5.05cm" draw:control="control9"/>
      <draw:control text:anchor-type="page" text:anchor-page-number="1" draw:z-index="7" draw:style-name="gr3" draw:text-style-name="P4" svg:width="7.002cm" svg:height="0.6cm" svg:x="4.9cm" svg:y="5.05cm" draw:control="control10"/>
      <draw:control text:anchor-type="page" text:anchor-page-number="1" draw:z-index="8" draw:style-name="gr3" draw:text-style-name="P4" svg:width="7.051cm" svg:height="0.6cm" svg:x="11.94cm" svg:y="5.05cm" draw:control="control11"/>
      <draw:control text:anchor-type="page" text:anchor-page-number="1" draw:z-index="9" draw:style-name="gr1" draw:text-style-name="P5" svg:width="2.835cm" svg:height="0.6cm" svg:x="2.051cm" svg:y="5.71cm" draw:control="control12"/>
      <draw:control text:anchor-type="page" text:anchor-page-number="1" draw:z-index="10" draw:style-name="gr3" draw:text-style-name="P4" svg:width="14.101cm" svg:height="0.6cm" svg:x="4.9cm" svg:y="5.71cm" draw:control="control13"/>
      <draw:control text:anchor-type="page" text:anchor-page-number="1" draw:z-index="11" draw:style-name="gr1" draw:text-style-name="P5" svg:width="2.832cm" svg:height="0.6cm" svg:x="2.053cm" svg:y="6.369cm" draw:control="control14"/>
      <draw:control text:anchor-type="page" text:anchor-page-number="1" draw:z-index="12" draw:style-name="gr3" draw:text-style-name="P4" svg:width="14.101cm" svg:height="0.6cm" svg:x="4.9cm" svg:y="6.369cm" draw:control="control15"/>
      <draw:control text:anchor-type="page" text:anchor-page-number="1" draw:z-index="13" draw:style-name="gr1" draw:text-style-name="P4" svg:width="2.834cm" svg:height="0.6cm" svg:x="2.051cm" svg:y="7.05cm" draw:control="control16"/>
      <draw:control text:anchor-type="page" text:anchor-page-number="1" draw:z-index="14" draw:style-name="gr3" draw:text-style-name="P4" svg:width="14.101cm" svg:height="0.6cm" svg:x="4.9cm" svg:y="7.05cm" draw:control="control17"/>
      <draw:control text:anchor-type="page" text:anchor-page-number="1" draw:z-index="15" draw:style-name="gr1" draw:text-style-name="P5" svg:width="2.835cm" svg:height="0.6cm" svg:x="2.05cm" svg:y="7.699cm" draw:control="control18"/>
      <draw:control text:anchor-type="page" text:anchor-page-number="1" draw:z-index="16" draw:style-name="gr3" draw:text-style-name="P4" svg:width="14.101cm" svg:height="0.6cm" svg:x="4.9cm" svg:y="7.699cm" draw:control="control19"/>
      <draw:control text:anchor-type="page" text:anchor-page-number="1" draw:z-index="17" draw:style-name="gr1" draw:text-style-name="P4" svg:width="1.669cm" svg:height="0.6cm" svg:x="2.05cm" svg:y="8.35cm" draw:control="control20"/>
      <draw:control text:anchor-type="page" text:anchor-page-number="1" draw:z-index="18" draw:style-name="gr1" draw:text-style-name="P5" svg:width="1.001cm" svg:height="0.6cm" svg:x="3.884cm" svg:y="8.35cm" draw:control="control21"/>
      <draw:control text:anchor-type="page" text:anchor-page-number="1" draw:z-index="19" draw:style-name="gr3" draw:text-style-name="P4" svg:width="6.481cm" svg:height="0.6cm" svg:x="4.9cm" svg:y="8.35cm" draw:control="control22"/>
      <draw:control text:anchor-type="page" text:anchor-page-number="1" draw:z-index="20" draw:style-name="gr3" draw:text-style-name="P4" svg:width="2.992cm" svg:height="0.6cm" svg:x="11.384cm" svg:y="8.35cm" draw:control="control23"/>
      <draw:control text:anchor-type="page" text:anchor-page-number="1" draw:z-index="21" draw:style-name="gr3" draw:text-style-name="P4" svg:width="4.626cm" svg:height="0.6cm" svg:x="14.376cm" svg:y="8.35cm" draw:control="control24"/>
      <draw:control text:anchor-type="page" text:anchor-page-number="1" draw:z-index="22" draw:style-name="gr1" draw:text-style-name="P5" svg:width="9.335cm" svg:height="0.6cm" svg:x="2.05cm" svg:y="8.999cm" draw:control="control25"/>
      <draw:control text:anchor-type="page" text:anchor-page-number="1" draw:z-index="23" draw:style-name="gr3" draw:text-style-name="P4" svg:width="7.617cm" svg:height="0.6cm" svg:x="11.384cm" svg:y="8.999cm" draw:control="control26"/>
      <draw:control text:anchor-type="page" text:anchor-page-number="1" draw:z-index="24" draw:style-name="gr1" draw:text-style-name="P1" svg:width="2.834cm" svg:height="0.6cm" svg:x="2.051cm" svg:y="9.901cm" draw:control="control27"/>
      <draw:control text:anchor-type="page" text:anchor-page-number="1" draw:z-index="25" draw:style-name="gr2" draw:text-style-name="P4" svg:width="5.16cm" svg:height="0.6cm" svg:x="4.9cm" svg:y="9.901cm" draw:control="control28"/>
      <draw:control text:anchor-type="page" text:anchor-page-number="1" draw:z-index="26" draw:style-name="gr2" draw:text-style-name="P4" svg:width="6.7cm" svg:height="0.6cm" svg:x="10.063cm" svg:y="9.901cm" draw:control="control29"/>
      <draw:control text:anchor-type="page" text:anchor-page-number="1" draw:z-index="27" draw:style-name="gr2" draw:text-style-name="P3" svg:width="2.2cm" svg:height="0.6cm" svg:x="16.799cm" svg:y="9.901cm" draw:control="control30"/>
      <draw:control text:anchor-type="page" text:anchor-page-number="1" draw:z-index="28" draw:style-name="gr1" draw:text-style-name="P4" svg:width="3.502cm" svg:height="0.6cm" svg:x="2.051cm" svg:y="10.567cm" draw:control="control31"/>
      <draw:control text:anchor-type="page" text:anchor-page-number="1" draw:z-index="29" draw:style-name="gr2" draw:text-style-name="P3" svg:width="12.327cm" svg:height="0.6cm" svg:x="6.733cm" svg:y="10.567cm" draw:control="control32"/>
      <draw:control text:anchor-type="page" text:anchor-page-number="1" draw:z-index="30" draw:style-name="gr1" draw:text-style-name="P6" svg:width="3.502cm" svg:height="0.6cm" svg:x="2.05cm" svg:y="11.568cm" draw:control="control33"/>
      <draw:control text:anchor-type="page" text:anchor-page-number="1" draw:z-index="31" draw:style-name="gr1" draw:text-style-name="P7" svg:width="3.017cm" svg:height="0.6cm" svg:x="5.719cm" svg:y="11.568cm" draw:control="control34"/>
      <draw:control text:anchor-type="page" text:anchor-page-number="1" draw:z-index="32" draw:style-name="gr2" draw:text-style-name="P4" svg:width="10.365cm" svg:height="0.6cm" svg:x="8.636cm" svg:y="11.568cm" draw:control="control35"/>
      <draw:control text:anchor-type="page" text:anchor-page-number="1" draw:z-index="33" draw:style-name="gr2" draw:text-style-name="P4" svg:width="17.003cm" svg:height="2.5cm" svg:x="2cm" svg:y="12.25cm" draw:control="control36"/>
      <draw:control text:anchor-type="page" text:anchor-page-number="1" draw:z-index="34" draw:style-name="gr1" draw:text-style-name="P7" svg:width="4.001cm" svg:height="0.6cm" svg:x="2.051cm" svg:y="14.834cm" draw:control="control37"/>
      <draw:control text:anchor-type="page" text:anchor-page-number="1" draw:z-index="35" draw:style-name="gr1" draw:text-style-name="P3" svg:width="13.502cm" svg:height="0.6cm" svg:x="5.5cm" svg:y="14.834cm" draw:control="control38"/>
      <draw:control text:anchor-type="page" text:anchor-page-number="1" draw:z-index="36" draw:style-name="gr1" draw:text-style-name="P3" svg:width="2.2cm" svg:height="0.602cm" svg:x="2.385cm" svg:y="16.349cm" draw:control="control39"/>
      <draw:control text:anchor-type="page" text:anchor-page-number="1" draw:z-index="37" draw:style-name="gr2" draw:text-style-name="P4" svg:width="13.502cm" svg:height="1.5cm" svg:x="5.5cm" svg:y="15.501cm" draw:control="control40"/>
      <draw:control text:anchor-type="page" text:anchor-page-number="1" draw:z-index="38" draw:style-name="gr1" draw:text-style-name="P6" svg:width="3.5cm" svg:height="0.6cm" svg:x="2.051cm" svg:y="17.501cm" draw:control="control45"/>
      <draw:control text:anchor-type="page" text:anchor-page-number="1" draw:z-index="39" draw:style-name="gr1" draw:text-style-name="P4" svg:width="0.5cm" svg:height="0.668cm" svg:x="7.885cm" svg:y="17.501cm" draw:control="control41"/>
      <draw:control text:anchor-type="page" text:anchor-page-number="1" draw:z-index="40" draw:style-name="gr2" draw:text-style-name="P4" svg:width="6.501cm" svg:height="0.668cm" svg:x="8.386cm" svg:y="17.501cm" draw:control="control42"/>
      <draw:control text:anchor-type="page" text:anchor-page-number="1" draw:z-index="41" draw:style-name="gr1" draw:text-style-name="P4" svg:width="1.001cm" svg:height="0.668cm" svg:x="14.885cm" svg:y="17.501cm" draw:control="control43"/>
      <draw:control text:anchor-type="page" text:anchor-page-number="1" draw:z-index="42" draw:style-name="gr4" draw:text-style-name="P4" svg:width="3.169cm" svg:height="0.668cm" svg:x="15.886cm" svg:y="17.501cm" draw:control="control44"/>
      <draw:control text:anchor-type="page" text:anchor-page-number="1" draw:z-index="43" draw:style-name="gr2" draw:text-style-name="P8" svg:width="13.001cm" svg:height="0.9cm" svg:x="4.053cm" svg:y="18.249cm" draw:control="control46"/>
      <draw:control text:anchor-type="page" text:anchor-page-number="1" draw:z-index="44" draw:style-name="gr2" draw:text-style-name="P4" svg:width="17.001cm" svg:height="2.401cm" svg:x="2cm" svg:y="19.2cm" draw:control="control47"/>
      <draw:control text:anchor-type="page" text:anchor-page-number="1" draw:z-index="45" draw:style-name="gr2" draw:text-style-name="P9" svg:width="17.001cm" svg:height="3.2cm" svg:x="2cm" svg:y="21.699cm" draw:control="control48"/>
      <draw:control text:anchor-type="page" text:anchor-page-number="1" draw:z-index="46" draw:style-name="gr1" draw:text-style-name="P4" svg:width="5.501cm" svg:height="0.602cm" svg:x="2cm" svg:y="25cm" draw:control="control51"/>
      <draw:control text:anchor-type="page" text:anchor-page-number="1" draw:z-index="47" draw:style-name="gr2" draw:text-style-name="P3" svg:width="3.001cm" svg:height="0.602cm" svg:x="7.5cm" svg:y="25cm" draw:control="control52"/>
      <draw:control text:anchor-type="page" text:anchor-page-number="1" draw:z-index="48" draw:style-name="gr2" draw:text-style-name="P10" svg:width="5.501cm" svg:height="0.602cm" svg:x="10.5cm" svg:y="25cm" draw:control="control53"/>
      <draw:control text:anchor-type="page" text:anchor-page-number="1" draw:z-index="49" draw:style-name="gr3" draw:text-style-name="P3" svg:width="3.001cm" svg:height="0.602cm" svg:x="16cm" svg:y="25cm" draw:control="control54"/>
      <draw:control text:anchor-type="page" text:anchor-page-number="1" draw:z-index="50" draw:style-name="gr2" draw:text-style-name="P4" svg:width="17.001cm" svg:height="2.001cm" svg:x="2cm" svg:y="25.7cm" draw:control="control55"/>
      <draw:control text:anchor-type="page" text:anchor-page-number="1" draw:z-index="51" draw:style-name="gr1" draw:text-style-name="P3" svg:width="3.001cm" svg:height="0.6cm" svg:x="16cm" svg:y="2cm" draw:control="control7"/>
      <draw:control text:anchor-type="page" text:anchor-page-number="1" draw:z-index="52" draw:style-name="gr1" draw:text-style-name="P3" svg:width="3.001cm" svg:height="0.6cm" svg:x="12.899cm" svg:y="2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1.2$Linux_x86 LibreOffice_project/10m0$Build-2</meta:generator>
    <meta:editing-duration>P3DT4H35M39S</meta:editing-duration>
    <meta:editing-cycles>925</meta:editing-cycles>
    <meta:initial-creator>2-1058443 480 849 462 00027</meta:initial-creator>
    <dc:date>2016-03-03T10:20:22.241096844</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DocumentOpen(oEvent As Object)
Dim oActiveConnection As Object
Dim sDataSourceName As String
	oActiveConnection = ThisComponent.DrawPage.Forms.getByName("MainForm").ActiveConnection
	DocumentHide(GetHide(oActiveConnection))
	sDataSourceName = ThisComponent.DrawPage.Forms.getByName("MainForm").DataSourceName
	CheckDataSource(oActiveConnection, sDataSourceName)
End Sub


Sub DocumentHide(nHide As Integer)
Dim oDispatcher As Object
Dim oDoc As Object
Dim mArg(0) as new com.sun.star.beans.PropertyValue
	oDispatcher = createUnoService("com.sun.star.frame.DispatchHelper")
	oDoc = ThisComponent.CurrentController.Frame
	mArg(0).Name = "Ruler"
	If nHide = 1 Then
		' No Menu, no Ruler
		mArg(0).Value = False
		oDispatcher.executeDispatch(oDoc, ".uno:Ruler", "", 0, mArg())
		oDoc.LayoutManager.setVisible(False)
	Else
		mArg(0).Value = True
		oDispatcher.executeDispatch(oDoc, ".uno:Ruler", "", 0, mArg())
		oDoc.LayoutManager.setVisible(True)
	End If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InitDataSource(sDataSourceName As String)
Dim oForm As Object
	oForm = ThisComponent.DrawPage.Forms.getByName("MainForm")
	oForm.getByName("GroupFilter").getByName("GroupForm").DataSourceName = sDataSourceName
	oForm.getByName("AddressFilter").getByName("AddressForm").DataSourceName = sDataSourceName
End Sub


Sub InitColumnId(sColumnId As String)
Dim oForm As Object
	oForm = ThisComponent.DrawPage.Forms.getByName("MainForm")
	oForm.getByName("GroupFilter").getByName("GroupList").Tag = sColumnId
End Sub


Sub GroupListChanged(oEvent As Object)
Dim oEmailList As Object
Dim sColumnId As String
Dim sAlias As String
Dim sTable As String
Dim sSql As String
	sColumnId = oEvent.Source.Model.Tag
	sAlias = sColumnId &amp; "-1"
	sTable = oEvent.Source.Model.ValueItemList(oEvent.Selected)
	sSql = "SELECT """ &amp; sColumnId &amp; """, """ &amp; sColumnId &amp; """ AS """ &amp; sAlias &amp; """ FROM """ &amp; sTable &amp; """ ORDER BY """ &amp; sColumnId &amp; """ ASC"
	oEmailList = oEvent.Source.Model.Parent.getByName("GroupForm").getByName("EmailList")
	oEmailList.ListSource = Array(sSql)
	oEmailList.refresh()
End Sub


Sub EmailListInsert(oEvent As Object)
Dim oConnection As Object
Dim oForm As Object
Dim mValues As Object
Dim oAddressList As Object
	oForm = ThisComponent.DrawPage.Forms.getByName("MainForm")
	mValues = oForm.getByName("GroupFilter").getByName("GroupForm").getByName("EmailList").SelectedValues()
	oConnection = oForm.getByName("AddressFilter").ActiveConnection
	InsertAddress(oConnection, mValues)
	oAddressList = oForm.getByName("AddressFilter").getByName("AddressList")
	oAddressList.refresh()
	UpdateFilter(oConnect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MainForm").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oConnection As Object
Dim oForm As Object
Dim sValue As String
	oForm = ThisComponent.DrawPage.Forms.getByName("MainForm")
	sValue = oEvent.Source.Model.ValueItemList(oEvent.Selected)
	oConnection = oEvent.Source.Model.Parent.ActiveConnection
	UpdateFilter(oConnection, "Model", sValue)
	oEvent.Source.Model.DefaultSelection = Array(oEvent.Selected)
	oForm.getByName("BodyFilter").reload()
	oForm.getByName("ModelFilter").reload()
	oForm.getByName("ModelFilter").getByName("ModelList").refresh()
	oForm.getByName("BodyFilter").getByName("BodyForm").getByName("TotalForm").reload()
	oForm.getByName("ModelFilter").getByName("ModelForm").getByName("EmailForm").getByName("FileList").refresh()
End Sub


Sub ModelListNameChanged(oEvent As Object)
	ThisComponent.DrawPage.Forms.getByName("MainForm").getByName("ModelFilter").getByName("ModelList").refresh()
End Sub


Sub ModelListInsert(oEvent As Object)
Dim oForm As Object
	oForm = oEvent.Source.Model.Parent
	InsertModels(oForm.ActiveConnection, "New model")
	oForm.Parent.getByName("ModelList").refresh()
End Sub


Sub TotalUpdate(oEvent As Object)
Dim oForm As Object
	oForm = ThisComponent.DrawPage.Forms.getByName("MainForm")
	oForm.getByName("BodyFilter").getByName("BodyForm").getByName("TotalForm").reload()
End Sub


Sub FileListInsert(oEvent As Object)
Dim oForm As Object
	oForm = oEvent.Source.Model.Parent
	InsertFiles(oForm.ActiveConnection, oEvent.Source.Model.text)
	oForm.getByName("FileList").refresh()
End Sub


Sub TemplateButtonUpdate(oEvent As Object)
Dim oForm As Object
	oForm = oEvent.Source.Model.Parent
	UpdateTemplate(oForm.ActiveConnection, oEvent.Source.Model.text)
End Sub

Sub TemplateButtonInit(oEvent As Object)
	oEvent.Source.getByName("TemplateButton").text = GetTemplate(oEvent.Source.ActiveConnection)
End Sub


Sub FileListDeleted(oEvent As Object)
Dim oForm As Object
Dim oFileList As Object
Dim oSelectedItems As Object
	oForm =  oEvent.Source.Model.Parent
	oFileList = oForm.getByName("FileLis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EmailCheckBoxToogle(oEvent As Object)
Dim oForm As Object
	oForm = oEvent.Source.Model.Parent
	ToogleForm(oForm, oEvent.Source.Model.Name, oEvent.Selected)
End Sub


Sub PdfCheckBoxToogle(oEvent As Object)
Dim oForm As Object
	oForm = oEvent.Source.Model.Parent.Parent
	ToogleForm(oForm, oEvent.Source.Model.Name, oEvent.Selected)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ub ButtonSetupExecuted(oEvent As Object)
Dim oActiveConnection As Object
Dim sDataSourceName As String
Dim sMessage As String
	oActiveConnection = ThisComponent.DrawPage.Forms.getByName("MainForm").ActiveConnection
	sDataSourceName = ThisComponent.DrawPage.Forms.getByName("MainForm").DataSourceName
	DialogSetupExecute(oActiveConnection, sDataSourceName, sMessage)
End Sub


Sub ButtonSendExecuted(oEvent As Object)
Dim oMergeConnection As Object
Dim oAddressConnection As Object
Dim oForm As Object
	oForm = ThisComponent.DrawPage.Forms.getByName("MainForm")
	oMergeConnection = oForm.ActiveConnection
	oAddressConnection = oForm.getByName("GroupFilter").getByName("GroupForm").ActiveConnection
	MergeMail(oMergeConnection, oAddressConnection)
End Sub

</script:module>
</file>

<file path=Basic/Standard/DataBase.xml><?xml version="1.0" encoding="utf-8"?>
<!DOCTYPE module  PUBLIC '-//OpenOffice.org//DTD OfficeDocument 1.0//EN'  'module.dtd'>
<script:module xmlns:script="http://openoffice.org/2000/script" script:name="DataBase" script:language="StarBasic">REM  *****  BASIC  *****

Option Explicit

'private
Const nAddressColumnId = 5


Sub CheckDataSource(oActiveConnection As Object, _
				  sDataSourceName As String)
Dim oConnection As Object
Dim sName As String
Dim sErrorMsg As String
	' Get the name of AddressBook database
	sName = GetAddressDataBase(oActiveConnection)
	' Check if it's a Thunderbird AddressBook
	If CheckAddressQuery(sName) Then
		' Open Thunderbird AddressBook
		If OpenConnection(oConnection, sName, sErrorMsg) Then
			If CheckAddressTables(oActiveConnection, oConnection) Then
				If CheckAddressColumns(oActiveConnection, oConnection) Then
					CloseConnection(oConnection)
					Exit Sub
				End If
			End If
		End If
	End If
	DialogSetupExecute(oActiveConnection, sDataSourceName, sErrorMsg)
End Sub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MaxSize(oConnection As Object) As Integer
Dim oResult As Object
Dim sSql As String
	sSql = "SELECT ""MaxSize"" FROM ""Filter"" WHERE ""ID"" = 1;"
	oResult = oConnection.createStatement().executeQuery(sSql)
	While oResult.next()
		GetMaxSize = oResult.getInt(1)
	WEnd
End Function


Function GetHide(oConnection As Object) As Integer
Dim oResult As Object
Dim sSql As String
	sSql = "SELECT CASEWHEN(""Hide"", 1, 0) FROM ""Filter"" WHERE ""ID"" = 1;"
	oResult = oConnection.createStatement().executeQuery(sSql)
	While oResult.next()
		GetHide = oResult.getInt(1)
	WEnd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oResult.getString(1) &amp; """ AS """ &amp; oResult.getString(2) &amp; """"
		i = i + 1
	WEnd
	GetAddressAlias = join(mAlias, ", ")
End Function


Function GetAddressQuery(oConnection As Object) As String
Dim sSql As String
	sSql = "SELECT " &amp; GetAddressAlias(oConnection) &amp; " FROM """ &amp; GetAddressTable(oConnection) &amp; """;"
	GetAddressQuery = sSql
End Function


Function GetAddressQueryList(oConnection As Object) As String
Dim sColumnId As String
Dim sTable As String
Dim sSql As String
	sColumnId = GetAddressColumnId(oConnection)
	sTable = GetAddressTable(oConnection)
	sSql = "SELECT """ &amp; sColumnId &amp; """, """ &amp; sColumnId &amp; _
	""" FROM """ &amp; sTable &amp; _
	""" ORDER BY """ &amp; sColumnId &amp; """ ASC"
	GetAddressQueryList = sSql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Template(oConnection As Object) As String
Dim sSql As String
	sSql = "SELECT ""File"" FROM ""Models"" " &amp; _
	"WHERE ""ID"" = (SELECT ""Model"" FROM ""Filter"" WHERE ""ID"" = 1);"
	GetTemplate = GetResultSetValues(oConnection.createStatement().executeQuery(sSql))
End Function


Sub UpdateFilter(oConnection As Object, _
				 sColumn As String, _
				 sValue As String)
Dim sSql As String
	sSql = "UPDATE ""Filter"" SET """ &amp; sColumn &amp; """ = '" &amp; _
	EscapeApostrophe(sValue) &amp; "' WHERE ""ID"" = 1;"
	oConnection.createStatement().executeUpdate(sSql)
End Sub


Sub UpdateFilterInteger(oConnection As Object, _
				 sColumn As String, _
				 nValue As Integer)
Dim sSql As String
	sSql = "UPDATE ""Filter"" SET """ &amp; sColumn &amp; """ = " &amp; _
	nValue &amp; " WHERE ""ID"" = 1;"
	oConnection.createStatement().executeUpdate(sSql)
End Sub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oTables.getByIndex(i).Name &amp; "');"
		oStatement.executeUpdate(sSql)
	Next i
End Sub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oColumns.getByIndex(i).Name &amp; "', '" &amp; _
			   				 GetAddressColumn(i) &amp; "');"
		oStatement.executeUpdate(sSql)
	Next i
End Sub


Sub DeleteAddress(oConnection As Object, _
				  mValues As Variant)
Dim sSql As String
	sSql = "DELETE FROM ""Address"" " &amp; _
	"WHERE ""Email"" IN ('" &amp; Join(mValues, "', '") &amp; "');"
	oConnection.createStatement().executeUpdate(sSql)
End Sub


Sub InsertModels(oConnection As Object, _
				 sValue As String)
Dim sSql As String
	sSql = "INSERT INTO ""Models"" (""Model"") VALUES ('" &amp; sValue &amp; "');"
	oConnection.createStatement().executeUpdate(sSql)
End Sub


Sub InsertFiles(oConnection As Object, _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ction As Object, _
				   sValue As String)
Dim sSql As String
	sSql = "UPDATE ""Models"" SET ""File"" = '" &amp; EscapeApostrophe(sValue) &amp; "' " &amp; _
	"WHERE ""ID"" = (SELECT ""Model"" FROM ""Filter"" WHERE ""ID"" = 1);"
	oConnection.createStatement().executeUpdate(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DeleteAddressMerge(oConnection As Object)
Dim sSql As String
	sSql = "DELETE FROM ""AddressMerge""; " &amp;_ 
	"ALTER TABLE ""AddressMerge"" ALTER COLUMN ""ID"" RESTART WITH 1;"
	oConnection.createStatement().executeQuery(sSql)
End Sub


Function GetSqlInsertAddress(oConnection As Object) As String
Dim sSql As String
	sSql = "INSERT INTO ""AddressMerge"" (" &amp; GetAddressColumns(oConnection) &amp; ") " &amp; _
		   "VALUES ('"
	GetSqlInsertAddress = sSql
End Function


Sub InsertAddressMerge(oConnection As Object, _
					   sSql As String, _
					   oResult As Object)
	oConnection.createStatement().executeQuery(sSql &amp; GetResultSetValues(oResult) &amp; "');")
End Sub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Address(oConnection As Object, _
					sSql As String, _
					sValue As String) As Object
	GetAddress = oConnection.createStatement().executeQuery(sSql &amp; "'" &amp; sValue &amp; "';")
End Function


Function GetResultSetValues(oResultSet As Object)
	GetResultSetValues = join(EscapeApostrophe(GetResultSet(oResultSet)), "', '")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Open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Function CloseConnection(oConnection as Object)
	oConnection.close
	oConnection.dispose
End Function


Sub GetInfo()
    oInfos = GetConfigAccess("/org.openoffice.UserProfile/Data")
End Sub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Function CheckAddressDataBase(sDataSource As String, _
							  sErrorMsg As String) As Boolean
Dim oConnection As Object
Dim sMsg As String
Dim i As Integer
	sMsg = sDataSource &amp; " doesn't seem to be a Thunderbird AddressBook!!!" &amp; CHR(13)
	If Not OpenConnection(oConnection, sDataSource, sErrorMsg) Then
		Exit Function
	ElseIf (oConnection.Tables.Count &lt; 7) Then
		sErrorMsg = sMsg &amp; "Number of table: " &amp; oConnection.Tables.Count &amp; " don't match!!!"
		CloseConnection(oConnection)
		Exit Function
	ElseIf (oConnection.Tables.Count - oConnection.Views.Count) &lt;&gt; 2 Then
		sErrorMsg = sMsg &amp; "Number of view don't match!!!"
		CloseConnection(oConnection)
		Exit Function
	Else
		For i = 0 To 7
			If (oConnection.Tables.getByIndex(i).Columns.Count &lt;&gt; 37) Then
				sErrorMsg = sMsg &amp; "Number of columns don't match!!!"
				CloseConnection(oConnection)
				Exit Function
			End If
		Next i
	End If
	CloseConnection(oConnection)
	CheckAddressDataBase = True
End Function


Function CheckAddressTables(oActiveConnection As Object, _
							oConnection As Object) As Boolean
Dim oResult As Object
Dim i as Integer
	oResult = oActiveConnection.prepareCommand("QueryAddressTable", 1).executeQuery()
	While oResult.next()
		If Not oConnection.Tables.hasByName(oResult.getString(1)) Then
			Exit Function
		End If
		i = i + 1
	WEnd
	CheckAddressTables = (i = oConnection.Tables.Count)
End Function


Function CheckAddressColumns(oActiveConnection As Object, _
							 oConnection As Object) As Boolean
Dim oColumns As Object
Dim oResult As Object
Dim i as Integer
	oColumns = oConnection.Tables.getByIndex(0).Columns
	oResult = oActiveConnection.prepareCommand("QueryAddressColumn", 1).executeQuery()
	While oResult.next()
		If Not oColumns.hasByName(oResult.getString(1)) Then
			Exit Function
		End If
		i = i + 1
	WEnd
	CheckAddressColumns = (i = oColumns.Count)
End Function


Function CheckAddressQuery(sDataSourceName As String) As Boolean
Dim oContext As Object
Dim oQueryDefinitions As Object
Dim i As Integer
	oContext = createUnoService("com.sun.star.sdb.DatabaseContext")
	If oContext.hasByName(sDataSourceName) Then
		oQueryDefinitions = oContext.getByName(sDataSourceName).getQueryDefinitions()
		For i = GetAddressQueries("LBound") To GetAddressQueries("UBound")
			If Not oQueryDefinitions.hasByName(GetAddressQueries("Name", i)) Then
				Exit Function
			End If
		Next i
	End If
	CheckAddressQuery = True
End Function


Sub MakeAddressQueries(oConnection As Object, _
					   sDataSourceName As String) 
Dim oContext As Object
Dim oQueryDefinitions As Object
Dim i As Integer
	oContext = createUnoService("com.sun.star.sdb.DatabaseContext")
	oQueryDefinitions = oContext.getByName(sDataSourceName).getQueryDefinitions()
	For i = GetAddressQueries("LBound") To GetAddressQueries("UBound")
		MakeAddressQuery(oConnection, oQueryDefinitions, GetAddressQueries("Name", i), i) 
	Next i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Sub CreateFilesTable()
Dim oStatement As Object
	oStatement = ThisDataBaseDocument.CurrentController.ActiveConnection.createStatement()
	oStatement.executeUpdate(getSqlQueryCreateTable("Files"))
End Sub


Function getSqlQueryCreateTable(sTable as String) As String
Dim sSql As String
	Select Case sTable
		Case "Files"
			sSql = "CREATE TABLE ""Files"" (""ID"" INTEGER IDENTITY, ""Model"" INTEGER NOT NULL, ""File"" VARCHAR(256) NOT NULL);"
	End Select
	getSqlQueryCreateTable = sSql
End Function

</script:module>
</file>

<file path=Basic/Standard/Dialog.xml><?xml version="1.0" encoding="utf-8"?>
<!DOCTYPE module  PUBLIC '-//OpenOffice.org//DTD OfficeDocument 1.0//EN'  'module.dtd'>
<script:module xmlns:script="http://openoffice.org/2000/script" script:name="Dialog" script:language="StarBasic">REM  *****  BASIC  *****

Option Explicit

Private oActiveConnection As Object
Private oDialog As Variant
Private oListener As Object


Sub DialogSetupExecute(oConnection As Object, _
					   SDataSourceName As String, _
					   sMessage As String)
Dim oContext As Object
Dim i As Integer
	oActiveConnection = oConnection
	If Not DialogLibraries.isLibraryLoaded("Standard") Then
		DialogLibraries.loadLibrary("Standard")
	End If
	oContext = CreateUnoService("com.sun.star.sdb.DatabaseContext")
	oDialog = CreateUnoDialog(DialogLibraries.Standard.DialogSetup)
	For i = LBound(oContext.ElementNames) To UBound(oContext.ElementNames)
		If oContext.ElementNames(i) &lt;&gt; SDataSourceName Then
			oDialog.getControl("ListAddressBook").AddItem(oContext.ElementNames(i), i)
		End If
	Next i
	oListener = CreateUnoListener("ListAddressBook_", "com.sun.star.awt.XActionListener")
	oDialog.getControl("ListAddressBook").addActionListener(oListener)
	oDialog.getControl("NumericMaxSize").value = GetMaxSize(oActiveConnection)
	oDialog.getControl("CheckBoxHide").state = GetHide(oActiveConnection)
	oDialog.getControl("TextMsg").text = sMessage
	oDialog.execute()
	oDialog.Dispose
End Sub


Sub ButtonCancelExecute()
	oDialog.getControl("ListAddressBook").removeActionListener(oListener)
	oDialog.endExecute()
End Sub


Sub ButtonOkExecute()
Dim nHide As Integer
	UpdateFilterInteger(oActiveConnection, "MaxSize", oDialog.getControl("NumericMaxSize").value)
	nHide = oDialog.getControl("CheckBoxHide").state
	UpdateFilterInteger(oActiveConnection, "Hide", nHide)
	DocumentHide(nHide)
	oDialog.getControl("ListAddressBook").removeActionListener(oListener)
	oDialog.endExecute()
End Sub


Sub ListAddressBook_ActionPerformed(oEvent As Object)
Dim oConnection As Object
Dim sDataSourceName As String
Dim sErrorMsg As String
	sDataSourceName = oEvent.Source.SelectedItem
	If CheckAddressDataBase(sDataSourceName, sErrorMsg) Then
		If OpenConnection(oConnection, sDataSourceName, sErrorMsg) Then
			If Not CheckAddressTables(oActiveConnection, oConnection) Then
				UpdateAddressTables(oActiveConnection, oConnection.Tables)
			End If
			If Not CheckAddressColumns(oActiveConnection, oConnection) Then
				UpdateAddressColumns(oActiveConnection, oConnection.Tables.getByIndex(0).Columns)
				InitColumnId(GetAddressColumnId(oActiveConnection))
				MakeAddressQueries(oActiveConnection, sDataSourceName)
			End If
			If Not CheckAddressQuery(sDataSourceName) Then
				MakeAddressQueries(oActiveConnection, sDataSourceName)
			End If
			CloseConnection(oConnection)
			InitDataSource(sDataSourceName)
			oDialog.getControl("ButtonOk").Model.Enabled = True
			oDialog.getControl("ButtonCancel").Model.Enabled = False
			oDialog.getControl("TextMsg").text = sDataSourceName &amp; " seem to be a Thunderbird AddressBook..."
			Exit Sub
		End If
	End If
	oDialog.getControl("ButtonOk").Model.Enabled = False
	oDialog.getControl("ButtonCancel").Model.Enabled = True
	oDialog.getControl("TextMsg").text = sErrorMsg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Private sEmailBody As String
Private mEmailAttachments() As Object


Sub MergeMail(oMergeConnection As Object, _
			  oAddressConnection As Object)
Dim oEmailService As Object
Dim sErrorMsg As String
	If oMergeConnection.Tables.hasByName("AddressMerge") Then
		DeleteAddressMerge(oMergeConnection)
	Else
		MakeAddressMerge(oMergeConnection)
	End If
	Dim aEmailAddress: aEmailAddress = GetEmailAddress(oMergeConnection)
	If UBound(aEmailAddress) = -1 Then
		MsgBox("No address selected!!! Check your settings")
		Exit Sub
	End If
	Dim i As Integer
	Dim sSqlSelect As String, sSqlInsert As String
	sSqlSelect = GetSqlSelectAddress(oMergeConnection)
	sSqlInsert = GetSqlInsertAddress(oMergeConnection)
	For i = LBound(aEmailAddress) To UBound(aEmailAddress)
		InsertAddressMerge(oMergeConnection, sSqlInsert, GetAddress(oAddressConnection, sSqlSelect, aEmailAddress(i)))
	Next i
	Dim oStatment: oStatment = oMergeConnection.prepareCommand("QueryModelFilter", 1)
	Dim oResultSet: oResultSet = oStatment.executeQuery()
	Dim sModel As String, sSubject As String, sModelUrl As String
	Dim nMaxSize As Integer
	Dim bEmail As Boolean, bPdf As Boolean
	If oResultSet.next() Then
		sModel = oResultSet.getString(1)
		bEmail = oResultSet.getBoolean(2)
		sSubject = oResultSet.getString(3)
		sEmailBody = oResultSet.getString(4)
		bPdf = oResultSet.getBoolean(5)
		sModelUrl = ConvertToURL(oResultSet.getString(6))
		nMaxSize = oResultSet.getInt(7)
		i = oResultSet.getInt(8)
		If bPdf Then
			ReDim mEmailAttachments(i)
		ElseIf i &gt; 0 Then
			ReDim mEmailAttachments(i -1)
		End If
	Else
		MsgBox("DataBase Error!!! Check 'Models' table")
		Exit Sub
	End If
	If Not CheckModelFile(sModelUrl) Then
		MsgBox("No master document provided!!! Check your configuration")
		Exit Sub
	End If
	i = 0
	If bPdf Then
		Dim oReportUrl As New com.sun.star.util.URL
		If Not GetReportUrl(oMergeConnection, sModel, oReportUrl, sErrorMsg) Then
			MsgBox(sErrorMsg)
			Exit Sub
		End If
		MakeMailMerge(oMergeConnect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oE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ction.prepareCommand("QueryFileFilter", 1)
		oResultSet = oStatment.executeQuery()
		While oResultSet.next()
			mEmailAttachments(i) = GetUrlFromString(ConvertToURL(oResultSet.getString(1)))
			i = i + 1
		Wend
		If Not CheckAttachment(bPdf, nMaxSize,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oEmailService, 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GetMailService(oEmailService As Object) As Boolean
Dim oProvider As Object
Dim oServer As Object
Dim oUser As Object
	oProvider = CreateUnoService("com.sun.star.mail.MailServiceProvider")
	oEmailService = oProvider.Create("com.sun.star.mail.SMTP")
	oServer = CreateUnoListener("server_", "com.sun.star.uno.XCurrentContext")
	oUser = CreateUnoListener("user_", "com.sun.star.mail.XAuthenticator")
	oEmailService.Connect(oServer, oUser)
	GetMailService = oEmailService.isConnected
End Function


Function SendEmail(oEmailService As Object, _
				   sTo As String, _
				   sFrom As String, _
				   sSubject As String, _
				   oBody As Object, _
				   sErrorMsg As String) As Boolean
Dim oEmail As Object
Dim oMail As Object
Dim i As Integer
	On Error GoTo ErrorHandl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_
						 nMaxSize As Integer, _
						 sErrorMsg As String) As Boolean
Dim oService As Object
Dim nSize As Long
Dim nMax As Long
Dim i As Integer
	nMax = nMaxSize * 1024 * 1024
	oService = createUnoService("com.sun.star.ucb.SimpleFileAccess")
	For i = LBound(mEmailAttachments) To UBound(mEmailAttachments)
		If Not (bPdf And i = LBound(mEmailAttachments)) Then
			If  Not oService.exists(mEmailAttachments(i).Main) Then
				sErrorMsg = "Cannot find attached File :" &amp; CHR(13) &amp; _ 
							ConvertFromUrl(mEmailAttachments(i).Main)
				CheckAttachment = False
				Exit Function
			End If
			nSize = oService.getSize(mEmailAttachments(i).Main)
			If nSize = 0 Or nSize &gt; nMax Then
				sErrorMsg = "Attached File has not a valid size!!!" &amp; CHR(13) &amp; _
							ConvertFromUrl(mEmailAttachments(i).Name)
				CheckAttachment = False
				Exit Function
			End If
		End If
	Next i
   	CheckAttachment = True
End Function


Function CheckModelFile(sUrl As String) As Boolean
Dim oService As Object
	oService = createUnoService("com.sun.star.ucb.SimpleFileAccess")
	CheckModelFile = oService.exists(sUrl)
End Function


Function SetAttachmentType(bPdf As Boolean)
Dim oDetection As Object
Dim mTypes As Object
Dim sType As String
Dim i As Integer
Dim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ialog"/>
  <library:element library:name="Control"/>
  <library:element library:name="DataB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Setup.xml><?xml version="1.0" encoding="utf-8"?>
<!DOCTYPE window  PUBLIC '-//OpenOffice.org//DTD OfficeDocument 1.0//EN'  'dialog.dtd'>
<dlg:window xmlns:dlg="http://openoffice.org/2000/dialog" xmlns:script="http://openoffice.org/2000/script" dlg:id="DialogSetup" dlg:left="86" dlg:top="52" dlg:width="149" dlg:height="130" dlg:closeable="true" dlg:moveable="true">
  <dlg:styles>
    <dlg:style dlg:style-id="0" dlg:background-color="0xdddddd"/>
  </dlg:styles>
  <dlg:bulletinboard>
    <dlg:button dlg:id="ButtonOk" dlg:tab-index="2" dlg:disabled="true" dlg:left="102" dlg:top="112" dlg:width="40" dlg:height="12" dlg:value="Ok">
      <script:event script:event-name="on-performaction" script:macro-name="vnd.sun.star.script:Standard.Dialog.ButtonOkExecute?language=Basic&amp;location=document" script:language="Script"/>
    </dlg:button>
    <dlg:button dlg:id="ButtonCancel" dlg:tab-index="3" dlg:left="55" dlg:top="112" dlg:width="40" dlg:height="12" dlg:value="Cancel">
      <script:event script:event-name="on-performaction" script:macro-name="vnd.sun.star.script:Standard.Dialog.ButtonCancelExecute?language=Basic&amp;location=document" script:language="Script"/>
    </dlg:button>
    <dlg:numericfield dlg:id="NumericMaxSize" dlg:tab-index="4" dlg:left="8" dlg:top="20" dlg:width="27" dlg:height="10" dlg:decimal-accuracy="0" dlg:thousands-separator="true" dlg:value-min="0" dlg:value-max="100" dlg:spin="true"/>
    <dlg:text dlg:style-id="0" dlg:id="LabelMaxSize" dlg:tab-index="5" dlg:left="38" dlg:top="20" dlg:width="104" dlg:height="10" dlg:value="Attachment file max size (Mo)"/>
    <dlg:textfield dlg:style-id="0" dlg:id="TextMsg" dlg:tab-index="7" dlg:left="8" dlg:top="50" dlg:width="134" dlg:height="55" dlg:vscroll="true" dlg:multiline="true" dlg:readonly="true"/>
    <dlg:text dlg:style-id="0" dlg:id="LabelAddressBook" dlg:tab-index="0" dlg:left="70" dlg:top="5" dlg:width="72" dlg:height="10" dlg:page="1" dlg:value="Thunderbird AddressBook" dlg:nolabel="true"/>
    <dlg:checkbox dlg:style-id="0" dlg:id="CheckBoxHide" dlg:tab-index="6" dlg:left="8" dlg:top="35" dlg:width="134" dlg:height="10" dlg:value="Hide Menu/Rule" dlg:checked="false"/>
    <dlg:menulist dlg:id="ListAddressBook" dlg:tab-index="1" dlg:left="8" dlg:top="5" dlg:width="58" dlg:height="10" dlg:spin="true" dlg:linecount="-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Setup"/>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